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3pt" officeooo:rsid="00035c55" officeooo:paragraph-rsid="00035c55" style:font-size-asian="13pt" style:font-size-complex="13pt"/>
    </style:style>
    <style:style style:name="P2" style:family="paragraph" style:parent-style-name="Text_20_body">
      <style:text-properties style:font-name="Arial" fo:font-size="13pt" officeooo:rsid="00059e59" officeooo:paragraph-rsid="00088037" style:font-size-asian="13pt" style:font-size-complex="13pt"/>
    </style:style>
    <style:style style:name="P3" style:family="paragraph" style:parent-style-name="Text_20_body">
      <style:text-properties style:font-name="Arial" fo:font-size="13pt" officeooo:rsid="00088037" officeooo:paragraph-rsid="00088037" style:font-size-asian="13pt" style:font-size-complex="13pt"/>
    </style:style>
    <style:style style:name="P4" style:family="paragraph" style:parent-style-name="Heading_20_1">
      <style:text-properties style:font-name="Arial"/>
    </style:style>
    <style:style style:name="T1" style:family="text">
      <style:text-properties officeooo:rsid="00035c55"/>
    </style:style>
    <style:style style:name="T2" style:family="text">
      <style:text-properties officeooo:rsid="0003a604"/>
    </style:style>
    <style:style style:name="T3" style:family="text">
      <style:text-properties officeooo:rsid="00088037"/>
    </style:style>
    <style:style style:name="T4" style:family="text">
      <style:text-properties officeooo:rsid="000d76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1. </text:span>Črieda pažravých vedúcich</text:h>
      <text:p text:style-name="P1">Bruno Petrus – Gymnázium Bajkalská</text:p>
      <text:p text:style-name="P2"><text:span text:style-name="T3">Náš </text:span>s<text:span text:style-name="T3">pôso</text:span>b <text:span text:style-name="T3">riešenia</text:span> vychádza z myšlienky o prvočíselnom rozbore. <text:span text:style-name="T3">Čísla môžeme rozdeliť na párnu a nepárnu časť. Napríklad 60 = 2 * 2 * 3 * 5 = 4 * 15, teda vieme ju rozdeliť pre 15 vedúcich a každému dáme 4 čokolády.</text:span></text:p>
      <text:p text:style-name="P1">Budeme deliť počet dielikov čokolády zakiaľ sa bude dať deliť <text:span text:style-name="T3">dvojkou</text:span> bezozvyšku. <text:span text:style-name="T2">Keď narazíme na nepárne číslo tak vieme, že už ju spravodlivo nemôžeme viacej rozdeliť medzi ďalší pár vedúcich a teda toto nepárne číslo označuje maximálny počet vedúcich s ktorými sa môže Kubo podeliť. Toto číslo stačí už len vypísať.</text:span></text:p>
      <text:p text:style-name="P3">Pamäťová zložitosť je konštantná, lebo si stačí pamätať len aktuálnu čokoládu. Odhad zložitosti je v najhoršom prípade O(<text:span text:style-name="T4">log </text:span>n), to jest pri číslach, ktoré sú súčinom len dvojo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Petrus</meta:initial-creator>
    <meta:creation-date>2017-12-15T15:58:47.890044056</meta:creation-date>
    <dc:date>2017-12-18T19:11:57.851000000</dc:date>
    <meta:editing-duration>PT1H25M51S</meta:editing-duration>
    <meta:editing-cycles>9</meta:editing-cycles>
    <meta:generator>LibreOffice/4.4.0.3$Windows_x86 LibreOffice_project/de093506bcdc5fafd9023ee680b8c60e3e0645d7</meta:generator>
    <meta:document-statistic meta:table-count="0" meta:image-count="0" meta:object-count="0" meta:page-count="1" meta:paragraph-count="5" meta:word-count="130" meta:character-count="774" meta:non-whitespace-character-count="648"/>
  </office:meta>
</office:document-meta>
</file>